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74E6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9.66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16cm" svg:height="2.615cm" svg:x="2.135cm" svg:y="5.05cm">
          <draw:text-box>
            <text:p text:style-name="P1"><text:span text:style-name="T1">To install, please drag the </text:span></text:p>
            <text:p text:style-name="P1"><text:span text:style-name="T1">OpenMS folder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74E6DD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7T10:03:09</meta:creation-date>
    <dc:date>2012-01-05T17:18:49</dc:date>
    <meta:editing-duration>PT24M11S</meta:editing-duration>
    <meta:editing-cycles>11</meta:editing-cycles>
    <meta:generator>OpenOffice.org/3.3$Unix OpenOffice.org_project/330m20$Build-9567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